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d281e" draw:textarea-horizontal-align="justify" draw:textarea-vertical-align="middle" draw:auto-grow-height="false" fo:min-height="2.29cm" fo:min-width="10.93cm"/>
      <style:paragraph-properties style:writing-mode="lr-tb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1.546cm" fo:min-width="1.29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fill-color="#2a6099" draw:textarea-vertical-align="middle"/>
    </style:style>
    <style:style style:name="gr4" style:family="graphic" style:parent-style-name="standard">
      <style:graphic-properties draw:fill-color="#5b277d" draw:textarea-horizontal-align="justify" draw:textarea-vertical-align="middle" draw:auto-grow-height="false" fo:min-height="2.29cm" fo:min-width="3.31cm"/>
      <style:paragraph-properties style:writing-mode="lr-tb"/>
    </style:style>
    <style:style style:name="gr5" style:family="graphic" style:parent-style-name="standard">
      <style:graphic-properties draw:fill-color="#2a6099" draw:textarea-vertical-align="middle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Graphic">
      <style:graphic-properties draw:fill-color="#5b277d" draw:textarea-horizontal-align="justify" draw:textarea-vertical-align="middle" draw:auto-grow-height="false" fo:min-height="2.29cm" fo:min-width="3.31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d281e"/>
      <style:paragraph-properties fo:text-align="center" style:writing-mode="lr-tb"/>
    </style:style>
    <style:style style:name="P3" style:family="paragraph">
      <loext:graphic-properties draw:fill-color="#2a6099"/>
      <style:paragraph-properties fo:text-align="center" style:writing-mode="lr-tb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-color="#5b277d"/>
      <style:paragraph-properties fo:text-align="center" style:writing-mode="lr-tb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ffffd7"/>
      <style:paragraph-properties fo:text-align="center" style:writing-mode="lr-tb"/>
    </style:style>
    <style:style style:name="P8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1.43cm" svg:height="2.54cm" svg:x="4.81cm" svg:y="6.08cm">
          <text:p text:style-name="P1">Shosetsu Lua Contro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4cm" svg:height="2.54cm" svg:x="1.635cm" svg:y="2.27cm">
          <text:p text:style-name="P1">Main 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54cm" svg:height="2.54cm" svg:x="9.255cm" svg:y="2.27cm">
          <text:p text:style-name="P1">Fi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54cm" svg:height="2.54cm" svg:x="17.51cm" svg:y="2.27cm">
          <text:p text:style-name="P1">3<text:span text:style-name="T1">rd</text:span> Pa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.905cm" svg:y1="4.81cm" svg:x2="10.525cm" svg:y2="6.08cm" draw:start-shape="id1" draw:start-glue-point="8" draw:end-shape="id2" draw:end-glue-point="0" svg:d="M2905 4810l7620 1270" svg:viewBox="0 0 7621 1271">
          <text:p/>
        </draw:connector>
        <draw:connector draw:style-name="gr3" draw:text-style-name="P4" draw:layer="layout" draw:type="line" svg:x1="10.525cm" svg:y1="4.81cm" svg:x2="10.525cm" svg:y2="6.08cm" draw:start-shape="id3" draw:start-glue-point="8" draw:end-shape="id2" draw:end-glue-point="0" svg:d="M10525 4810v1270" svg:viewBox="0 0 1 1271">
          <text:p/>
        </draw:connector>
        <draw:connector draw:style-name="gr3" draw:text-style-name="P4" draw:layer="layout" draw:type="line" svg:x1="18.78cm" svg:y1="4.81cm" svg:x2="10.525cm" svg:y2="6.08cm" draw:start-shape="id4" draw:start-glue-point="8" draw:end-shape="id2" draw:end-glue-point="0" svg:d="M18780 4810l-8255 1270" svg:viewBox="0 0 8256 1271">
          <text:p/>
        </draw:connector>
        <draw:custom-shape draw:style-name="gr4" draw:text-style-name="P5" xml:id="id5" draw:id="id5" draw:layer="layout" svg:width="3.81cm" svg:height="2.54cm" svg:x="1cm" svg:y="9.89cm">
          <text:p text:style-name="P1">Task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0.525cm" svg:y1="8.62cm" svg:x2="2.905cm" svg:y2="9.89cm" draw:start-shape="id2" draw:start-glue-point="2" draw:end-shape="id5" draw:end-glue-point="0" svg:d="M10525 8620v635h-7620v635" svg:viewBox="0 0 7621 1271">
          <text:p/>
        </draw:connector>
        <draw:custom-shape draw:style-name="gr6" draw:text-style-name="P3" xml:id="id7" draw:id="id7" draw:layer="layout" svg:width="6.35cm" svg:height="1.27cm" svg:x="1cm" svg:y="13.7cm">
          <text:p text:style-name="P1">Confirm Legitimacy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6.35cm" svg:height="1.27cm" svg:x="1cm" svg:y="16.24cm">
          <text:p text:style-name="P1">Sync Libraries 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2.54cm" svg:height="1.27cm" svg:x="6.08cm" svg:y="11.16cm">
          <text:p text:style-name="P1">No Dup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.81cm" svg:y1="11.16cm" svg:x2="6.08cm" svg:y2="11.795cm" draw:start-shape="id5" draw:start-glue-point="1" draw:end-shape="id6" draw:end-glue-point="3" svg:d="M4810 11160h635v635h635" svg:viewBox="0 0 1271 636">
          <text:p/>
        </draw:connector>
        <draw:connector draw:style-name="gr3" draw:text-style-name="P4" draw:layer="layout" draw:type="line" svg:x1="2.905cm" svg:y1="12.43cm" svg:x2="4.175cm" svg:y2="13.7cm" draw:start-shape="id5" draw:start-glue-point="2" draw:end-shape="id7" draw:end-glue-point="0" svg:d="M2905 12430l1270 1270" svg:viewBox="0 0 1271 1271">
          <text:p/>
        </draw:connector>
        <draw:connector draw:style-name="gr3" draw:text-style-name="P4" draw:layer="layout" draw:type="line" svg:x1="4.175cm" svg:y1="14.97cm" svg:x2="4.175cm" svg:y2="16.24cm" draw:start-shape="id7" draw:start-glue-point="2" draw:end-shape="id8" draw:end-glue-point="0" svg:d="M4175 14970v1270" svg:viewBox="0 0 1 1271">
          <text:p/>
        </draw:connector>
        <draw:custom-shape draw:style-name="gr6" draw:text-style-name="P3" xml:id="id9" draw:id="id9" draw:layer="layout" svg:width="6.35cm" svg:height="1.27cm" svg:x="1cm" svg:y="18.78cm">
          <text:p text:style-name="P1">Load Extension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175cm" svg:y1="17.51cm" svg:x2="4.175cm" svg:y2="18.78cm" draw:start-shape="id8" draw:start-glue-point="2" draw:end-shape="id9" draw:end-glue-point="0" svg:d="M4175 17510v1270" svg:viewBox="0 0 1 1271">
          <text:p/>
        </draw:connector>
        <draw:custom-shape draw:style-name="gr6" draw:text-style-name="P3" xml:id="id10" draw:id="id10" draw:layer="layout" svg:width="6.35cm" svg:height="1.27cm" svg:x="1cm" svg:y="21.32cm">
          <text:p text:style-name="P1">Load Files Extension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175cm" svg:y1="20.05cm" svg:x2="4.175cm" svg:y2="21.32cm" draw:start-shape="id9" draw:start-glue-point="2" draw:end-shape="id10" draw:end-glue-point="0" svg:d="M4175 20050v1270" svg:viewBox="0 0 1 1271">
          <text:p/>
        </draw:connector>
        <draw:custom-shape draw:style-name="gr8" draw:text-style-name="P5" xml:id="id11" draw:id="id11" draw:layer="layout" svg:width="3.81cm" svg:height="2.54cm" svg:x="9.89cm" svg:y="9.89cm">
          <text:p text:style-name="P1">Database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525cm" svg:y1="8.62cm" svg:x2="11.795cm" svg:y2="9.89cm" draw:start-shape="id2" draw:start-glue-point="2" draw:end-shape="id11" draw:end-glue-point="0" svg:d="M10525 8620v635h1270v635" svg:viewBox="0 0 1271 1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9:48:36.204769379</meta:creation-date>
    <meta:editing-duration>PT6M53S</meta:editing-duration>
    <meta:editing-cycles>2</meta:editing-cycles>
    <meta:generator>LibreOffice/6.3.5.2$Linux_X86_64 LibreOffice_project/30$Build-2</meta:generator>
    <dc:date>2020-04-15T19:55:28.096033979</dc:date>
    <meta:document-statistic meta:object-count="21"/>
  </office:meta>
</office:document-meta>
</file>